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4723*"/>
    </style:style>
    <style:style style:name="Table1.B" style:family="table-column">
      <style:table-column-properties style:rel-column-width="53726*"/>
    </style:style>
    <style:style style:name="Table1.C" style:family="table-column">
      <style:table-column-properties style:rel-column-width="7084*"/>
    </style:style>
  </office:automatic-styles>
  <office:body>
    <office:text>
      <text:p text:style-name="Title">Ferramenta Framework Semiótico - Especificação de Requisitos de Software (ERS)</text:p>
      <text:p text:style-name="Author">Auri Gabriel</text:p>
      <text:p text:style-name="Date">2025-05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specificação-de-requisitos-de-software-ers"/>Especificação de Requisitos de Software (ERS)<text:bookmark-end text:name="especificação-de-requisitos-de-software-ers"/></text:h>
      <text:h text:style-name="Heading_20_2" text:outline-level="2"><text:bookmark-start text:name="introdução"/>1. Introdução<text:bookmark-end text:name="introdução"/></text:h>
      <text:h text:style-name="Heading_20_3" text:outline-level="3"><text:bookmark-start text:name="propósito"/>1.1 Propósito<text:bookmark-end text:name="propósito"/></text:h>
      <text:p text:style-name="First_20_paragraph">Este documento tem como objetivo descrever os requisitos da ferramenta de apoio à Engenharia de Software baseada na Escada Semiótica e nas camadas propostas por Pressman e Maxim. A ferramenta visa auxiliar no ensino e na prática da engenharia de software por meio da modelagem, visualização e documentação de elementos semióticos.</text:p>
      <text:h text:style-name="Heading_20_3" text:outline-level="3"><text:bookmark-start text:name="escopo"/>1.2 Escopo<text:bookmark-end text:name="escopo"/></text:h>
      <text:p text:style-name="First_20_paragraph">A ferramenta será uma aplicação web que funcionará totalmente no navegador, sem necessidade de backend discreto. Permitirá o gerenciamento de elementos semióticos, visualizações gráficas, importação/exportação de arquivos XML, além da geração de relatórios e checklists em PDF. O projeto será distribuído como um Recurso Educacional Aberto (REA), incentivando o uso e adaptação por parte da comunidade.</text:p>
      <text:h text:style-name="Heading_20_3" text:outline-level="3"><text:bookmark-start text:name="definições-acrônimos-e-abreviações"/>1.3 Definições, Acrônimos e Abreviações<text:bookmark-end text:name="definições-acrônimos-e-abreviações"/></text:h>
      <text:list text:style-name="L1">
        <text:list-item>
          <text:p text:style-name="P1"><text:span text:style-name="T1">ERS</text:span>: Especificação de Requisitos de Software<text:line-break/></text:p>
        </text:list-item>
        <text:list-item>
          <text:p text:style-name="P1"><text:span text:style-name="T1">XML</text:span>: Extensible Markup Language<text:line-break/></text:p>
        </text:list-item>
        <text:list-item>
          <text:p text:style-name="P1"><text:span text:style-name="T1">PDF</text:span>: Portable Document Format<text:line-break/></text:p>
        </text:list-item>
        <text:list-item>
          <text:p text:style-name="P1"><text:span text:style-name="T1">REA</text:span>: Recurso Educacional Aberto<text:line-break/></text:p>
        </text:list-item>
        <text:list-item>
          <text:p text:style-name="P1"><text:span text:style-name="T1">UI</text:span>: Interface de Usuário</text:p>
        </text:list-item>
      </text:list>
      <text:h text:style-name="Heading_20_3" text:outline-level="3"><text:bookmark-start text:name="referências"/>1.4 Referências<text:bookmark-end text:name="referências"/></text:h>
      <text:h text:style-name="Heading_20_3" text:outline-level="3"><text:bookmark-start text:name="visão-geral"/>1.5 Visão Geral<text:bookmark-end text:name="visão-geral"/></text:h>
      <text:p text:style-name="First_20_paragraph">Este documento detalha os requisitos funcionais e não funcionais da ferramenta, descrevendo suas funcionalidades, interfaces e restrições.</text:p>
      <text:h text:style-name="Heading_20_2" text:outline-level="2"><text:bookmark-start text:name="descrição-geral"/>2. Descrição Geral<text:bookmark-end text:name="descrição-geral"/></text:h>
      <text:h text:style-name="Heading_20_3" text:outline-level="3"><text:bookmark-start text:name="perspectiva-do-produto"/>2.1 Perspectiva do Produto<text:bookmark-end text:name="perspectiva-do-produto"/></text:h>
      <text:p text:style-name="First_20_paragraph">O produto será uma aplicação web standalone, utilizando tecnologias client-side (HTML, CSS, JavaScript) com uma interface gráfica componentizada. Não dependerá de servidores externos para operar.</text:p>
      <text:h text:style-name="Heading_20_3" text:outline-level="3"><text:bookmark-start text:name="funções-do-produto"/>2.2 Funções do Produto<text:bookmark-end text:name="funções-do-produto"/></text:h>
      <text:list text:style-name="L2">
        <text:list-item>
          <text:p text:style-name="P2">Gerenciar elementos da Escada Semiótica e das Camadas de Engenharia de Software</text:p>
        </text:list-item>
        <text:list-item>
          <text:p text:style-name="P2">Importar e exportar elementos em XML</text:p>
        </text:list-item>
        <text:list-item>
          <text:p text:style-name="P2">Visualizar dados em formatos gráficos</text:p>
        </text:list-item>
        <text:list-item>
          <text:p text:style-name="P2">Gerar relatórios e checklists em PDF</text:p>
        </text:list-item>
      </text:list>
      <text:h text:style-name="Heading_20_3" text:outline-level="3"><text:bookmark-start text:name="características-dos-usuários"/>2.3 Características dos Usuários<text:bookmark-end text:name="características-dos-usuários"/></text:h>
      <text:p text:style-name="First_20_paragraph">Usuários esperados incluem estudantes, professores e profissionais de Engenharia de Software, com conhecimento básico de informática.</text:p>
      <text:h text:style-name="Heading_20_3" text:outline-level="3"><text:bookmark-start text:name="restrições"/>2.4 Restrições<text:bookmark-end text:name="restrições"/></text:h>
      <text:list text:style-name="L3">
        <text:list-item>
          <text:p text:style-name="P3">Executar exclusivamente no lado cliente (navegador)</text:p>
        </text:list-item>
        <text:list-item>
          <text:p text:style-name="P3">Exportação e importação devem seguir formatos padronizados e extensíveis</text:p>
        </text:list-item>
        <text:list-item>
          <text:p text:style-name="P3">Interface deve ser componentizada para manutenção facilitada</text:p>
        </text:list-item>
      </text:list>
      <text:h text:style-name="Heading_20_3" text:outline-level="3"><text:bookmark-start text:name="suposições-e-dependências"/>2.5 Suposições e Dependências<text:bookmark-end text:name="suposições-e-dependências"/></text:h>
      <text:list text:style-name="L4">
        <text:list-item>
          <text:p text:style-name="P4">Navegador moderno com suporte a JavaScript</text:p>
        </text:list-item>
        <text:list-item>
          <text:p text:style-name="P4">Biblioteca de terceiros para geração de PDF (ex: jsPDF)</text:p>
        </text:list-item>
        <text:list-item>
          <text:p text:style-name="P4">Parser XML disponível em JavaScript</text:p>
        </text:list-item>
      </text:list>
      <text:h text:style-name="Heading_20_2" text:outline-level="2"><text:bookmark-start text:name="funcionalidades-do-sistema"/>3. Funcionalidades do Sistema<text:bookmark-end text:name="funcionalidades-do-sistema"/></text:h>
      <text:h text:style-name="Heading_20_3" text:outline-level="3"><text:bookmark-start text:name="gerenciamento-de-perguntas"/>3.1 Gerenciamento de Perguntas<text:bookmark-end text:name="gerenciamento-de-perguntas"/></text:h>
      <text:p text:style-name="First_20_paragraph"><text:span text:style-name="T1">Descrição:</text:span> Funcionalidade de visualizar e responder perguntas, e editar via XML.<text:line-break/><text:span text:style-name="T1">Entradas:</text:span> Reposta.<text:line-break/><text:span text:style-name="T1">Saídas:</text:span> Confirmação de ações e exibição atualizada das perguntas.</text:p>
      <text:h text:style-name="Heading_20_3" text:outline-level="3"><text:bookmark-start text:name="importação-e-exportação-de-arquivos"/>3.2 Importação e Exportação de Arquivos<text:bookmark-end text:name="importação-e-exportação-de-arquivos"/></text:h>
      <text:p text:style-name="First_20_paragraph"><text:span text:style-name="T1">Descrição:</text:span> Permite importar e exportar dados em XML, além de exportar relatórios e checklists em PDF.<text:line-break/><text:span text:style-name="T1">Entradas:</text:span> Arquivos XML, solicitação de exportação.<text:line-break/><text:span text:style-name="T1">Saídas:</text:span> Dados carregados, arquivos gerados.</text:p>
      <text:h text:style-name="Heading_20_3" text:outline-level="3"><text:bookmark-start text:name="geração-de-relatórios-e-checklists"/>3.3 Geração de Relatórios e Checklists<text:bookmark-end text:name="geração-de-relatórios-e-checklists"/></text:h>
      <text:p text:style-name="First_20_paragraph"><text:span text:style-name="T1">Descrição:</text:span> Criação de documentos PDF contendo informações do projeto e listas de verificação de conformidade.<text:line-break/><text:span text:style-name="T1">Entradas:</text:span> Estado atual do projeto.<text:line-break/><text:span text:style-name="T1">Saídas:</text:span> PDF com relatório e checklist.</text:p>
      <text:h text:style-name="Heading_20_2" text:outline-level="2"><text:bookmark-start text:name="requisitos-de-interfaces-externas"/>4. Requisitos de Interfaces Externas<text:bookmark-end text:name="requisitos-de-interfaces-externas"/></text:h>
      <text:h text:style-name="Heading_20_3" text:outline-level="3"><text:bookmark-start text:name="interfaces-do-usuário"/>4.1 Interfaces do Usuário<text:bookmark-end text:name="interfaces-do-usuário"/></text:h>
      <text:list text:style-name="L5">
        <text:list-item>
          <text:p text:style-name="P5">Interface web responsiva e intuitiva</text:p>
        </text:list-item>
        <text:list-item>
          <text:p text:style-name="P5">Componentes visuais reativos (ex: botões, cards, tabelas, modais)</text:p>
        </text:list-item>
      </text:list>
      <text:h text:style-name="Heading_20_3" text:outline-level="3"><text:bookmark-start text:name="interfaces-de-hardware"/>4.2 Interfaces de Hardware<text:bookmark-end text:name="interfaces-de-hardware"/></text:h>
      <text:list text:style-name="L6">
        <text:list-item>
          <text:p text:style-name="P6">Não aplicável (executa apenas no navegador)</text:p>
        </text:list-item>
      </text:list>
      <text:h text:style-name="Heading_20_3" text:outline-level="3"><text:bookmark-start text:name="interfaces-de-software"/>4.3 Interfaces de Software<text:bookmark-end text:name="interfaces-de-software"/></text:h>
      <text:list text:style-name="L7">
        <text:list-item>
          <text:p text:style-name="P7">Parser e gerador XML (JavaScript)</text:p>
        </text:list-item>
        <text:list-item>
          <text:p text:style-name="P7">Biblioteca de geração de PDF (ex: jsPDF)</text:p>
        </text:list-item>
      </text:list>
      <text:h text:style-name="Heading_20_3" text:outline-level="3"><text:bookmark-start text:name="interfaces-de-comunicação"/>4.4 Interfaces de Comunicação<text:bookmark-end text:name="interfaces-de-comunicação"/></text:h>
      <text:list text:style-name="L8">
        <text:list-item>
          <text:p text:style-name="P8">Não aplicável (sem backend ou comunicação em rede)</text:p>
        </text:list-item>
      </text:list>
      <text:h text:style-name="Heading_20_2" text:outline-level="2"><text:bookmark-start text:name="requisitos-do-sistema"/>5. Requisitos do Sistema<text:bookmark-end text:name="requisitos-do-sistema"/></text:h>
      <text:h text:style-name="Heading_20_3" text:outline-level="3"><text:bookmark-start text:name="requisitos-funcionais"/>5.1 Requisitos Funcionais<text:bookmark-end text:name="requisitos-funcionai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F01</text:p>
          </table:table-cell>
          <table:table-cell table:style-name="TableRowCell" office:value-type="string">
            <text:p text:style-name="Table_20_Contents">O sistema deve permitir a criação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2</text:p>
          </table:table-cell>
          <table:table-cell table:style-name="TableRowCell" office:value-type="string">
            <text:p text:style-name="Table_20_Contents">O sistema deve permitir a criação de classificaçõe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3</text:p>
          </table:table-cell>
          <table:table-cell table:style-name="TableRowCell" office:value-type="string">
            <text:p text:style-name="Table_20_Contents">O sistema deve permitir a reposta e visualização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4</text:p>
          </table:table-cell>
          <table:table-cell table:style-name="TableRowCell" office:value-type="string">
            <text:p text:style-name="Table_20_Contents">O sistema deve importar elementos a partir de arquivos XML válido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5</text:p>
          </table:table-cell>
          <table:table-cell table:style-name="TableRowCell" office:value-type="string">
            <text:p text:style-name="Table_20_Contents">O sistema deve exportar os elementos atuais para um arquivo XM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6</text:p>
          </table:table-cell>
          <table:table-cell table:style-name="TableRowCell" office:value-type="string">
            <text:p text:style-name="Table_20_Contents">O sistema deve exportar um relatório em PDF com as informações dos elemento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7</text:p>
          </table:table-cell>
          <table:table-cell table:style-name="TableRowCell" office:value-type="string">
            <text:p text:style-name="Table_20_Contents">O sistema deve exportar um checklist de conformidade em PDF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8</text:p>
          </table:table-cell>
          <table:table-cell table:style-name="TableRowCell" office:value-type="string">
            <text:p text:style-name="Table_20_Contents">O sistema deve renderizar visualmente os elementos na Escada Semiótica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9</text:p>
          </table:table-cell>
          <table:table-cell table:style-name="TableRowCell" office:value-type="string">
            <text:p text:style-name="Table_20_Contents">O sistema deve renderizar visualmente os elementos nas Camadas de Engenharia de Software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10</text:p>
          </table:table-cell>
          <table:table-cell table:style-name="TableRowCell" office:value-type="string">
            <text:p text:style-name="Table_20_Contents">O sistema deve exibir os elementos também em uma tabela simples.</text:p>
          </table:table-cell>
          <table:table-cell table:style-name="TableRowCell" office:value-type="string">
            <text:p text:style-name="Table_20_Contents">Média</text:p>
          </table:table-cell>
        </table:table-row>
      </table:table>
      <text:h text:style-name="Heading_20_3" text:outline-level="3"><text:bookmark-start text:name="requisitos-de-desempenho"/>5.2 Requisitos de Desempenho<text:bookmark-end text:name="requisitos-de-desempenho"/></text:h>
      <text:h text:style-name="Heading_20_3" text:outline-level="3"><text:bookmark-start text:name="requisitos-de-segurança"/>5.3 Requisitos de Segurança<text:bookmark-end text:name="requisitos-de-segurança"/></text:h>
      <text:list text:style-name="L9">
        <text:list-item>
          <text:p text:style-name="P9">Os dados devem ser mantidos localmente no navegador (ex: LocalStorage).</text:p>
        </text:list-item>
      </text:list>
      <text:h text:style-name="Heading_20_3" text:outline-level="3"><text:bookmark-start text:name="atributos-de-qualidade"/>5.4 Atributos de Qualidade<text:bookmark-end text:name="atributos-de-qualidade"/></text:h>
      <text:list text:style-name="L10">
        <text:list-item>
          <text:p text:style-name="P10"><text:span text:style-name="T1">Usabilidade:</text:span> Interface clara, responsiva e fácil de utilizar.</text:p>
        </text:list-item>
        <text:list-item>
          <text:p text:style-name="P10"><text:span text:style-name="T1">Portabilidade:</text:span> Compatível com navegadores modernos (Chrome, Firefox, Edge).</text:p>
        </text:list-item>
        <text:list-item>
          <text:p text:style-name="P10"><text:span text:style-name="T1">Manutenibilidade:</text:span> Estrutura de código modular e componentizada.</text:p>
        </text:list-item>
      </text:list>
      <text:h text:style-name="Heading_20_2" text:outline-level="2"><text:bookmark-start text:name="outros-requisitos-não-funcionais"/>6. Outros Requisitos Não Funcionais<text:bookmark-end text:name="outros-requisitos-não-funcionais"/></text:h>
      <text:h text:style-name="Heading_20_3" text:outline-level="3"><text:bookmark-start text:name="conformidade-legal-e-regulatória"/>6.1 Conformidade Legal e Regulatória<text:bookmark-end text:name="conformidade-legal-e-regulatória"/></text:h>
      <text:list text:style-name="L11">
        <text:list-item>
          <text:p text:style-name="P11">Licenciamento como Recurso Educacional Aberto (REA)</text:p>
        </text:list-item>
      </text:list>
      <text:h text:style-name="Heading_20_3" text:outline-level="3"><text:bookmark-start text:name="regras-de-negócio"/>6.2 Regras de Negócio<text:bookmark-end text:name="regras-de-negócio"/></text:h>
      <text:list text:style-name="L12">
        <text:list-item>
          <text:p text:style-name="P12">Exportações devem seguir a estrutura XML acordada.</text:p>
        </text:list-item>
      </text:list>
      <text:h text:style-name="Heading_20_2" text:outline-level="2"><text:bookmark-start text:name="apêndices"/>Apêndices<text:bookmark-end text:name="apêndices"/></text:h>
      <text:h text:style-name="Heading_20_3" text:outline-level="3"><text:bookmark-start text:name="apêndice-a-glossário"/>Apêndice A: Glossário<text:bookmark-end text:name="apêndice-a-glossário"/></text:h>
      <text:list text:style-name="L13">
        <text:list-item>
          <text:p text:style-name="P13"><text:span text:style-name="T1">Checklist:</text:span> Documento com itens de verificação para conformidade de projeto.</text:p>
        </text:list-item>
        <text:list-item>
          <text:p text:style-name="P13"><text:span text:style-name="T1">Escada Semiótica:</text:span> Modelo teórico que categoriza níveis de representação de conhecimento.</text:p>
        </text:list-item>
        <text:list-item>
          <text:p text:style-name="P13"><text:span text:style-name="T1">Camadas de Engenharia de Software:</text:span> Modelo baseado em qualidade, processo, métodos e ferramentas.</text:p>
        </text:list-item>
      </text:list>
      <text:h text:style-name="Heading_20_3" text:outline-level="3"><text:bookmark-start text:name="apêndice-b-referências"/>Apêndice B: Referências<text:bookmark-end text:name="apêndice-b-referências"/></text:h>
      <text:list text:style-name="L14">
        <text:list-item>
          <text:p text:style-name="P14">Obra “Engenharia de Software” de Pressman e Maxim</text:p>
        </text:list-item>
      </text:list>
      <text:h text:style-name="Heading_20_3" text:outline-level="3"><text:bookmark-start text:name="apêndice-c-índice"/>Apêndice C: Índice<text:bookmark-end text:name="apêndice-c-índice"/></text:h>
      <text:p text:style-name="First_20_paragraph">(Não aplicável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Ferramenta Framework Semiótico - Especificação de Requisitos de Software (ERS)</dc:title>
    <dc:description/>
    <dc:subject/>
    <meta:keyword>Requisitos de Software, Engenharia de Software, ERS, Escada Semiótica, Camadas de Pressman</meta:keyword>
    <meta:initial-creator>Auri Gabriel</meta:initial-creator>
    <dc:creator>Auri Gabriel</dc:creator>
    <meta:creation-date>2025-05-28T13:37:33Z</meta:creation-date>
    <dc:date>2025-05-28T13:37:33Z</dc:date>
    <meta:user-defined meta:name="date" meta:value-type="string">2025-05-28</meta:user-defined>
    <meta:user-defined meta:name="titlepage" meta:value-type="string">True</meta:user-defined>
  </office:meta>
</office:document-meta>
</file>